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0bb9a5" officeooo:paragraph-rsid="000bb9a5"/>
    </style:style>
    <style:style style:name="P2" style:family="paragraph" style:parent-style-name="Standard">
      <style:text-properties style:font-name="Arial" fo:font-weight="normal" officeooo:rsid="000bb9a5" officeooo:paragraph-rsid="000bb9a5" style:font-weight-asian="normal" style:font-weight-complex="normal"/>
    </style:style>
    <style:style style:name="P3" style:family="paragraph" style:parent-style-name="Standard">
      <style:text-properties style:font-name="Arial" style:text-underline-style="solid" style:text-underline-width="auto" style:text-underline-color="font-color" officeooo:rsid="000bb9a5" officeooo:paragraph-rsid="000bb9a5"/>
    </style:style>
    <style:style style:name="P4" style:family="paragraph" style:parent-style-name="Standard">
      <style:text-properties style:font-name="Arial" officeooo:rsid="000fbe51" officeooo:paragraph-rsid="000fbe51"/>
    </style:style>
    <style:style style:name="T1" style:family="text">
      <style:text-properties fo:font-weight="bold" officeooo:rsid="000fbe51" style:font-weight-asian="bold" style:font-weight-complex="bold"/>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Shrimp Scampi</text:span> </text:p>
      <text:p text:style-name="P1"><text:tab/></text:p>
      <text:p text:style-name="P1"/>
      <text:p text:style-name="P1"><text:span text:style-name="T2">Amount</text:span><text:tab/><text:tab/><text:span text:style-name="T2">Ingredient</text:span></text:p>
      <text:p text:style-name="P4">6 cloves<text:tab/><text:tab/>garlic, 3 grated, 3 sliced</text:p>
      <text:p text:style-name="P4">1 tsp<text:tab/><text:tab/><text:tab/>salt</text:p>
      <text:p text:style-name="P4">3 tbsp<text:tab/><text:tab/><text:tab/>olive oil</text:p>
      <text:p text:style-name="P4">1 lb<text:tab/><text:tab/><text:tab/>shrimp</text:p>
      <text:p text:style-name="P4"/>
      <text:p text:style-name="P4">¼ tsp<text:tab/><text:tab/><text:tab/>red pepper flakes</text:p>
      <text:p text:style-name="P4"/>
      <text:p text:style-name="P4">¼ cup <text:tab/><text:tab/>white wine</text:p>
      <text:p text:style-name="P4">1 tbsp<text:tab/><text:tab/><text:tab/>lemon juice</text:p>
      <text:p text:style-name="P4"/>
      <text:p text:style-name="P4">¼ cup <text:tab/><text:tab/>butter</text:p>
      <text:p text:style-name="P4"/>
      <text:p text:style-name="P1"/>
      <text:p text:style-name="P3">Cooking Instructions:</text:p>
      <text:p text:style-name="P4">Combine garlic, salt and 1 tbsp oil, add shrimp and marinate 30 minutes</text:p>
      <text:p text:style-name="P4">Heat remaining oil in large skillet over medium and cook shrimp, until shrimp is pink but still underdone, about 1 minute per side.</text:p>
      <text:p text:style-name="P4">Transfer to plate with slotted spoon, being careful to leave as much sauce in the pan as possible. Add sliced garlic and red pepper to skillet and cook until fragrant, about 1 minute</text:p>
      <text:p text:style-name="P4">Add wine and lemon juice and cook until reduced by half, about 2 minutes</text:p>
      <text:p text:style-name="P4">Add butter and cook, stirring and swirling pan, until butter is melted and sauce is thickened, about 5 minutes more.</text:p>
      <text:p text:style-name="P4">Add shrimp and drippings to the skillet, toss and finish cooking the shrimp</text:p>
      <text:p text:style-name="P4">Serve with warm b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4:02:45.396000000</meta:creation-date>
    <meta:editing-duration>PT10M44S</meta:editing-duration>
    <meta:editing-cycles>2</meta:editing-cycles>
    <meta:generator>LibreOffice/6.1.4.2$Windows_X86_64 LibreOffice_project/9d0f32d1f0b509096fd65e0d4bec26ddd1938fd3</meta:generator>
    <dc:date>2020-03-27T14:13:28.338000000</dc:date>
    <meta:document-statistic meta:table-count="0" meta:image-count="0" meta:object-count="0" meta:page-count="1" meta:paragraph-count="19" meta:word-count="159" meta:character-count="878" meta:non-whitespace-character-count="719"/>
  </office:meta>
</office:document-meta>
</file>